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〈</mo>
        <mrow>
          <mrow>
            <msub>
              <mo stretchy="false">ϕ</mo>
              <mi>N</mi>
            </msub>
          </mrow>
          <mo stretchy="false">∣</mo>
          <mrow>
            <msub>
              <mi>A</mi>
              <mi>N</mi>
            </msub>
          </mrow>
          <mo stretchy="false">∣</mo>
          <mrow>
            <msub>
              <mo stretchy="false">ϕ</mo>
              <mi>N</mi>
            </msub>
          </mrow>
        </mrow>
        <mo stretchy="false">〉</mo>
      </mrow>
      <mrow>
        <mi/>
        <mover>
          <mo stretchy="false">=</mo>
          <mtext>!</mtext>
        </mover>
        <mi/>
      </mrow>
      <mrow>
        <mo stretchy="false">〈</mo>
        <mrow>
          <mrow>
            <msub>
              <mi>P</mi>
              <mrow>
                <mi mathvariant="italic">ij</mi>
              </mrow>
            </msub>
            <mi/>
            <msub>
              <mo stretchy="false">ϕ</mo>
              <mi>N</mi>
            </msub>
          </mrow>
          <mo stretchy="false">∣</mo>
          <mrow>
            <msub>
              <mi>A</mi>
              <mi>N</mi>
            </msub>
          </mrow>
          <mo stretchy="false">∣</mo>
          <mrow>
            <msub>
              <mi>P</mi>
              <mrow>
                <mi mathvariant="italic">ij</mi>
              </mrow>
            </msub>
            <mi/>
            <msub>
              <mo stretchy="false">ϕ</mo>
              <mi>N</mi>
            </msub>
          </mrow>
        </mrow>
        <mo stretchy="false">〉</mo>
      </mrow>
      <mrow>
        <mi/>
        <mo stretchy="false">=</mo>
        <mi/>
      </mrow>
      <mrow>
        <mo stretchy="false">〈</mo>
        <mrow>
          <mrow>
            <msub>
              <mo stretchy="false">ϕ</mo>
              <mi>N</mi>
            </msub>
          </mrow>
          <mo stretchy="false">∣</mo>
          <mrow>
            <msubsup>
              <mi>P</mi>
              <mrow>
                <mi mathvariant="italic">ij</mi>
              </mrow>
              <mo stretchy="false">†</mo>
            </msubsup>
            <mi/>
            <msub>
              <mi>A</mi>
              <mi>N</mi>
            </msub>
            <mi/>
            <msub>
              <mi>P</mi>
              <mrow>
                <mi mathvariant="italic">ij</mi>
              </mrow>
            </msub>
          </mrow>
          <mo stretchy="false">∣</mo>
          <mrow>
            <msub>
              <mo stretchy="false">ϕ</mo>
              <mi>N</mi>
            </msub>
          </mrow>
        </mrow>
        <mo stretchy="false">〉</mo>
      </mrow>
    </mrow>
    <annotation encoding="StarMath 5.0">langle 
 %iphi _N mline
 A _N mline 
 %iphi _N 
rangle ~= csup "!"~ 

langle 
 P _{ij} ` %iphi _N mline
 A _N mline 
 P _{ij} ` %iphi _N 
rangle ~=~ 

langle 
 %iphi _N mline
 P _{ij} ^%Ux2020 ` A _N ` P _{ij} mline 
 %iphi _N 
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8:37:45.203000000</meta:creation-date>
    <meta:generator>LibreOffice/4.1.4.2$Windows_x86 LibreOffice_project/0a0440ccc0227ad9829de5f46be37cfb6edcf72</meta:generator>
  </office:meta>
</office:document-meta>
</file>